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A9524A8A.png" manifest:media-type="image/png"/>
  <manifest:file-entry manifest:full-path="Pictures/100002010000032C0000026428BFF8D7.png" manifest:media-type="image/png"/>
  <manifest:file-entry manifest:full-path="Pictures/100002010000032C0000026414AB8F50.png" manifest:media-type="image/png"/>
  <manifest:file-entry manifest:full-path="Pictures/100002010000032C000002645C91DD35.png" manifest:media-type="image/png"/>
  <manifest:file-entry manifest:full-path="Pictures/100002010000032C0000026462282111.png" manifest:media-type="image/png"/>
  <manifest:file-entry manifest:full-path="Pictures/100002010000032C00000264A7F9863B.png" manifest:media-type="image/png"/>
  <manifest:file-entry manifest:full-path="Pictures/100002010000032C000002644D619735.png" manifest:media-type="image/png"/>
  <manifest:file-entry manifest:full-path="Pictures/100002010000032C000002644CF57E6C.png" manifest:media-type="image/png"/>
  <manifest:file-entry manifest:full-path="Pictures/100002010000032C000002644C37AECD.png" manifest:media-type="image/png"/>
  <manifest:file-entry manifest:full-path="Pictures/100002010000032C00000264A1B52BD3.png" manifest:media-type="image/png"/>
  <manifest:file-entry manifest:full-path="Pictures/100002010000032C00000264012AE7F6.png" manifest:media-type="image/png"/>
  <manifest:file-entry manifest:full-path="Pictures/100002010000032C00000264765C49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4902in" svg:y="-0.3201in" svg:width="2in" svg:height="2in" draw:z-index="0"><draw:image xlink:href="Pictures/100002010000032C00000264765C49A8.png" xlink:type="simple" xlink:show="embed" xlink:actuate="onLoad"/></draw:frame><draw:frame draw:style-name="fr1" draw:name="Image2" text:anchor-type="paragraph" svg:x="1.9165in" svg:y="-0.3035in" svg:width="2in" svg:height="2in" draw:z-index="1"><draw:image xlink:href="Pictures/100002010000032C00000264012AE7F6.png" xlink:type="simple" xlink:show="embed" xlink:actuate="onLoad"/></draw:frame><draw:frame draw:style-name="fr1" draw:name="Image3" text:anchor-type="paragraph" svg:x="4.15in" svg:y="-0.3035in" svg:width="2in" svg:height="2in" draw:z-index="2"><draw:image xlink:href="Pictures/100002010000032C00000264A1B52BD3.png" xlink:type="simple" xlink:show="embed" xlink:actuate="onLoad"/></draw:frame><draw:frame draw:style-name="fr1" draw:name="Image4" text:anchor-type="paragraph" svg:x="-0.4984in" svg:y="1.7402in" svg:width="2in" svg:height="2in" draw:z-index="3"><draw:image xlink:href="Pictures/100002010000032C000002644C37AECD.png" xlink:type="simple" xlink:show="embed" xlink:actuate="onLoad"/></draw:frame><draw:frame draw:style-name="fr1" draw:name="Image5" text:anchor-type="paragraph" svg:x="1.9165in" svg:y="1.6957in" svg:width="2in" svg:height="2in" draw:z-index="4"><draw:image xlink:href="Pictures/100002010000032C000002644CF57E6C.png" xlink:type="simple" xlink:show="embed" xlink:actuate="onLoad"/></draw:frame><draw:frame draw:style-name="fr1" draw:name="Image6" text:anchor-type="paragraph" svg:x="4.178in" svg:y="1.6957in" svg:width="2in" svg:height="2in" draw:z-index="5"><draw:image xlink:href="Pictures/100002010000032C00000264A7F9863B.png" xlink:type="simple" xlink:show="embed" xlink:actuate="onLoad"/></draw:frame><draw:frame draw:style-name="fr1" draw:name="Image7" text:anchor-type="paragraph" svg:x="-0.5091in" svg:y="3.8291in" svg:width="2in" svg:height="2in" draw:z-index="6"><draw:image xlink:href="Pictures/100002010000032C000002645C91DD35.png" xlink:type="simple" xlink:show="embed" xlink:actuate="onLoad"/></draw:frame><draw:frame draw:style-name="fr1" draw:name="Image8" text:anchor-type="paragraph" svg:x="1.9118in" svg:y="3.8165in" svg:width="2in" svg:height="2in" draw:z-index="7"><draw:image xlink:href="Pictures/100002010000032C0000026414AB8F50.png" xlink:type="simple" xlink:show="embed" xlink:actuate="onLoad"/></draw:frame><draw:frame draw:style-name="fr1" draw:name="Image9" text:anchor-type="paragraph" svg:x="4.2126in" svg:y="3.7925in" svg:width="2in" svg:height="2in" draw:z-index="8"><draw:image xlink:href="Pictures/100002010000032C0000026428BFF8D7.png" xlink:type="simple" xlink:show="embed" xlink:actuate="onLoad"/></draw:frame><draw:frame draw:style-name="fr1" draw:name="Image10" text:anchor-type="paragraph" svg:x="-0.4925in" svg:y="5.9126in" svg:width="2in" svg:height="2in" draw:z-index="9"><draw:image xlink:href="Pictures/100002010000032C00000264A9524A8A.png" xlink:type="simple" xlink:show="embed" xlink:actuate="onLoad"/></draw:frame><draw:frame draw:style-name="fr1" draw:name="Image11" text:anchor-type="paragraph" svg:x="1.9in" svg:y="5.9453in" svg:width="2in" svg:height="2in" draw:z-index="10"><draw:image xlink:href="Pictures/100002010000032C0000026462282111.png" xlink:type="simple" xlink:show="embed" xlink:actuate="onLoad"/></draw:frame><draw:frame draw:style-name="fr1" draw:name="Image12" text:anchor-type="paragraph" svg:x="4.1673in" svg:y="5.9354in" svg:width="2in" svg:height="2in" draw:z-index="11"><draw:image xlink:href="Pictures/100002010000032C000002644D619735.png" xlink:type="simple" xlink:show="embed" xlink:actuate="onLoad"/></draw:frame> <text:s text:c="1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6:55:52.751442288</meta:creation-date>
    <dc:date>2014-10-29T17:06:16.038954333</dc:date>
    <meta:editing-duration>PT3M23S</meta:editing-duration>
    <meta:editing-cycles>5</meta:editing-cycles>
    <meta:generator>LibreOffice/4.2.6.3$Linux_X86_64 LibreOffice_project/420m0$Build-3</meta:generator>
    <meta:document-statistic meta:table-count="0" meta:image-count="12" meta:object-count="0" meta:page-count="1" meta:paragraph-count="1" meta:word-count="0" meta:character-count="101" meta:non-whitespace-character-count="0"/>
  </office:meta>
</office:document-meta>
</file>